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0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01" calcext:value-type="float">
            <text:p>4351050001</text:p>
          </table:table-cell>
          <table:table-cell table:style-name="ce2" office:value-type="string" calcext:value-type="string">
            <text:p>Lê Thái An</text:p>
          </table:table-cell>
          <table:table-cell table:style-name="ce3" office:value-type="date" office:date-value="2002-04-29" calcext:value-type="date">
            <text:p>2002-4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01" calcext:value-type="float">
            <text:p>4351050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25" calcext:value-type="float">
            <text:p>4351050025</text:p>
          </table:table-cell>
          <table:table-cell table:style-name="ce2" office:value-type="string" calcext:value-type="string">
            <text:p>Khúc Bảo Châu</text:p>
          </table:table-cell>
          <table:table-cell table:style-name="ce3" office:value-type="date" office:date-value="2002-09-13" calcext:value-type="date">
            <text:p>2002-9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25" calcext:value-type="float">
            <text:p>43510500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30" calcext:value-type="float">
            <text:p>4351050030</text:p>
          </table:table-cell>
          <table:table-cell table:style-name="ce2" office:value-type="string" calcext:value-type="string">
            <text:p>Nguyễn Bá Cường</text:p>
          </table:table-cell>
          <table:table-cell table:style-name="ce3" office:value-type="date" office:date-value="2002-02-08" calcext:value-type="date">
            <text:p>2002-2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30" calcext:value-type="float">
            <text:p>43510500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32" calcext:value-type="float">
            <text:p>4351050032</text:p>
          </table:table-cell>
          <table:table-cell table:style-name="ce2" office:value-type="string" calcext:value-type="string">
            <text:p>Nguyễn Thanh Cường</text:p>
          </table:table-cell>
          <table:table-cell table:style-name="ce3" office:value-type="date" office:date-value="1997-08-18" calcext:value-type="date">
            <text:p>1997-8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32" calcext:value-type="float">
            <text:p>43510500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38" calcext:value-type="float">
            <text:p>4351050038</text:p>
          </table:table-cell>
          <table:table-cell table:style-name="ce2" office:value-type="string" calcext:value-type="string">
            <text:p>Hồ Quang Đạt</text:p>
          </table:table-cell>
          <table:table-cell table:style-name="ce3" office:value-type="date" office:date-value="2002-09-06" calcext:value-type="date">
            <text:p>2002-9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38" calcext:value-type="float">
            <text:p>43510500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40" calcext:value-type="float">
            <text:p>4351050040</text:p>
          </table:table-cell>
          <table:table-cell table:style-name="ce2" office:value-type="string" calcext:value-type="string">
            <text:p>Lê Quốc Đạt</text:p>
          </table:table-cell>
          <table:table-cell table:style-name="ce3" office:value-type="date" office:date-value="2002-04-26" calcext:value-type="date">
            <text:p>2002-4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40" calcext:value-type="float">
            <text:p>43510500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59" calcext:value-type="float">
            <text:p>4351050059</text:p>
          </table:table-cell>
          <table:table-cell table:style-name="ce2" office:value-type="string" calcext:value-type="string">
            <text:p>Võ Gia Huy</text:p>
          </table:table-cell>
          <table:table-cell table:style-name="ce3" office:value-type="date" office:date-value="2002-01-13" calcext:value-type="date">
            <text:p>2002-1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59" calcext:value-type="float">
            <text:p>43510500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63" calcext:value-type="float">
            <text:p>4351050063</text:p>
          </table:table-cell>
          <table:table-cell table:style-name="ce2" office:value-type="string" calcext:value-type="string">
            <text:p>Nguyễn Hoàng Hà</text:p>
          </table:table-cell>
          <table:table-cell table:style-name="ce3" office:value-type="date" office:date-value="2002-01-05" calcext:value-type="date">
            <text:p>2002-1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63" calcext:value-type="float">
            <text:p>43510500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75" calcext:value-type="float">
            <text:p>4351050075</text:p>
          </table:table-cell>
          <table:table-cell table:style-name="ce2" office:value-type="string" calcext:value-type="string">
            <text:p>Võ Nguyên Hào</text:p>
          </table:table-cell>
          <table:table-cell table:style-name="ce3" office:value-type="date" office:date-value="2001-08-08" calcext:value-type="date">
            <text:p>2001-8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75" calcext:value-type="float">
            <text:p>43510500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78" calcext:value-type="float">
            <text:p>4351050078</text:p>
          </table:table-cell>
          <table:table-cell table:style-name="ce2" office:value-type="string" calcext:value-type="string">
            <text:p>Nguyễn Đức Hậu</text:p>
          </table:table-cell>
          <table:table-cell table:style-name="ce3" office:value-type="date" office:date-value="2002-11-09" calcext:value-type="date">
            <text:p>2002-11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78" calcext:value-type="float">
            <text:p>43510500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80" calcext:value-type="float">
            <text:p>4351050080</text:p>
          </table:table-cell>
          <table:table-cell table:style-name="ce2" office:value-type="string" calcext:value-type="string">
            <text:p>Trương Thị Anh Hậu</text:p>
          </table:table-cell>
          <table:table-cell table:style-name="ce3" office:value-type="date" office:date-value="2002-02-24" calcext:value-type="date">
            <text:p>2002-2-24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80" calcext:value-type="float">
            <text:p>43510500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93" calcext:value-type="float">
            <text:p>4351050093</text:p>
          </table:table-cell>
          <table:table-cell table:style-name="ce2" office:value-type="string" calcext:value-type="string">
            <text:p>Trần Quang Hiếu</text:p>
          </table:table-cell>
          <table:table-cell table:style-name="ce3" office:value-type="date" office:date-value="2002-05-01" calcext:value-type="date">
            <text:p>2002-5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93" calcext:value-type="float">
            <text:p>43510500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00" calcext:value-type="float">
            <text:p>4351050100</text:p>
          </table:table-cell>
          <table:table-cell table:style-name="ce2" office:value-type="string" calcext:value-type="string">
            <text:p>Huỳnh Kim Hoàng</text:p>
          </table:table-cell>
          <table:table-cell table:style-name="ce3" office:value-type="date" office:date-value="2002-06-18" calcext:value-type="date">
            <text:p>2002-6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00" calcext:value-type="float">
            <text:p>4351050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03" calcext:value-type="float">
            <text:p>4351050103</text:p>
          </table:table-cell>
          <table:table-cell table:style-name="ce2" office:value-type="string" calcext:value-type="string">
            <text:p>TrầN Thị Thu HồNg</text:p>
          </table:table-cell>
          <table:table-cell table:style-name="ce3" office:value-type="date" office:date-value="2002-08-01" calcext:value-type="date">
            <text:p>2002-8-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03" calcext:value-type="float">
            <text:p>43510501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09" calcext:value-type="float">
            <text:p>4351050109</text:p>
          </table:table-cell>
          <table:table-cell table:style-name="ce2" office:value-type="string" calcext:value-type="string">
            <text:p>Hồ Lê Hưng</text:p>
          </table:table-cell>
          <table:table-cell table:style-name="ce3" office:value-type="date" office:date-value="2002-10-04" calcext:value-type="date">
            <text:p>2002-10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09" calcext:value-type="float">
            <text:p>43510501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21" calcext:value-type="float">
            <text:p>4351050121</text:p>
          </table:table-cell>
          <table:table-cell table:style-name="ce2" office:value-type="string" calcext:value-type="string">
            <text:p>Đặng Gia Huy</text:p>
          </table:table-cell>
          <table:table-cell table:style-name="ce3" office:value-type="date" office:date-value="2002-03-16" calcext:value-type="date">
            <text:p>2002-3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21" calcext:value-type="float">
            <text:p>43510501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23" calcext:value-type="float">
            <text:p>4351050123</text:p>
          </table:table-cell>
          <table:table-cell table:style-name="ce2" office:value-type="string" calcext:value-type="string">
            <text:p>Dương Quốc Huy</text:p>
          </table:table-cell>
          <table:table-cell table:style-name="ce3" office:value-type="date" office:date-value="2002-02-20" calcext:value-type="date">
            <text:p>2002-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23" calcext:value-type="float">
            <text:p>43510501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29" calcext:value-type="float">
            <text:p>4351050129</text:p>
          </table:table-cell>
          <table:table-cell table:style-name="ce2" office:value-type="string" calcext:value-type="string">
            <text:p>Nguyễn Đức Huy</text:p>
          </table:table-cell>
          <table:table-cell table:style-name="ce3" office:value-type="date" office:date-value="2002-03-22" calcext:value-type="date">
            <text:p>2002-3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29" calcext:value-type="float">
            <text:p>43510501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32" calcext:value-type="float">
            <text:p>4351050132</text:p>
          </table:table-cell>
          <table:table-cell table:style-name="ce2" office:value-type="string" calcext:value-type="string">
            <text:p>Trần Thanh Huy</text:p>
          </table:table-cell>
          <table:table-cell table:style-name="ce3" office:value-type="date" office:date-value="2002-07-24" calcext:value-type="date">
            <text:p>2002-7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32" calcext:value-type="float">
            <text:p>43510501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33" calcext:value-type="float">
            <text:p>4351050133</text:p>
          </table:table-cell>
          <table:table-cell table:style-name="ce2" office:value-type="string" calcext:value-type="string">
            <text:p>Võ Gia Huy</text:p>
          </table:table-cell>
          <table:table-cell table:style-name="ce3" office:value-type="date" office:date-value="2002-01-19" calcext:value-type="date">
            <text:p>2002-1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33" calcext:value-type="float">
            <text:p>43510501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34" calcext:value-type="float">
            <text:p>4351050134</text:p>
          </table:table-cell>
          <table:table-cell table:style-name="ce2" office:value-type="string" calcext:value-type="string">
            <text:p>Võ Quang Huy</text:p>
          </table:table-cell>
          <table:table-cell table:style-name="ce3" office:value-type="date" office:date-value="2000-04-12" calcext:value-type="date">
            <text:p>2000-4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34" calcext:value-type="float">
            <text:p>43510501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55" calcext:value-type="float">
            <text:p>4351050155</text:p>
          </table:table-cell>
          <table:table-cell table:style-name="ce2" office:value-type="string" calcext:value-type="string">
            <text:p>Nguyễn Anh Khoa</text:p>
          </table:table-cell>
          <table:table-cell table:style-name="ce3" office:value-type="date" office:date-value="1999-07-27" calcext:value-type="date">
            <text:p>1999-7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55" calcext:value-type="float">
            <text:p>43510501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71" calcext:value-type="float">
            <text:p>4351050171</text:p>
          </table:table-cell>
          <table:table-cell table:style-name="ce2" office:value-type="string" calcext:value-type="string">
            <text:p>Nguyễn Phan Hoài Linh</text:p>
          </table:table-cell>
          <table:table-cell table:style-name="ce3" office:value-type="date" office:date-value="2002-05-06" calcext:value-type="date">
            <text:p>2002-5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71" calcext:value-type="float">
            <text:p>43510501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74" calcext:value-type="float">
            <text:p>4351050174</text:p>
          </table:table-cell>
          <table:table-cell table:style-name="ce2" office:value-type="string" calcext:value-type="string">
            <text:p>Trần Khánh Linh</text:p>
          </table:table-cell>
          <table:table-cell table:style-name="ce3" office:value-type="date" office:date-value="2002-10-09" calcext:value-type="date">
            <text:p>2002-10-9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74" calcext:value-type="float">
            <text:p>43510501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78" calcext:value-type="float">
            <text:p>4351050178</text:p>
          </table:table-cell>
          <table:table-cell table:style-name="ce2" office:value-type="string" calcext:value-type="string">
            <text:p>Đỗ Nguyễn Tấn Lộc</text:p>
          </table:table-cell>
          <table:table-cell table:style-name="ce3" office:value-type="date" office:date-value="2002-07-14" calcext:value-type="date">
            <text:p>2002-7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78" calcext:value-type="float">
            <text:p>43510501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84" calcext:value-type="float">
            <text:p>4351050184</text:p>
          </table:table-cell>
          <table:table-cell table:style-name="ce2" office:value-type="string" calcext:value-type="string">
            <text:p>Nguyễn Hoàng Long</text:p>
          </table:table-cell>
          <table:table-cell table:style-name="ce3" office:value-type="date" office:date-value="2002-04-27" calcext:value-type="date">
            <text:p>2002-4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84" calcext:value-type="float">
            <text:p>4351050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87" calcext:value-type="float">
            <text:p>4351050187</text:p>
          </table:table-cell>
          <table:table-cell table:style-name="ce2" office:value-type="string" calcext:value-type="string">
            <text:p>Nguyễn Trần Luân</text:p>
          </table:table-cell>
          <table:table-cell table:style-name="ce3" office:value-type="date" office:date-value="2002-03-16" calcext:value-type="date">
            <text:p>2002-3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87" calcext:value-type="float">
            <text:p>43510501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11" calcext:value-type="float">
            <text:p>4351050211</text:p>
          </table:table-cell>
          <table:table-cell table:style-name="ce2" office:value-type="string" calcext:value-type="string">
            <text:p>Kiều Lê Hoàng Nghĩa</text:p>
          </table:table-cell>
          <table:table-cell table:style-name="ce3" office:value-type="date" office:date-value="2002-07-15" calcext:value-type="date">
            <text:p>2002-7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11" calcext:value-type="float">
            <text:p>43510502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21" calcext:value-type="float">
            <text:p>4351050221</text:p>
          </table:table-cell>
          <table:table-cell table:style-name="ce2" office:value-type="string" calcext:value-type="string">
            <text:p>Nguyễn Văn Nguyên</text:p>
          </table:table-cell>
          <table:table-cell table:style-name="ce3" office:value-type="date" office:date-value="2002-11-09" calcext:value-type="date">
            <text:p>2002-11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21" calcext:value-type="float">
            <text:p>43510502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27" calcext:value-type="float">
            <text:p>4351050227</text:p>
          </table:table-cell>
          <table:table-cell table:style-name="ce2" office:value-type="string" calcext:value-type="string">
            <text:p>Nguyễn Trần Thiện Nhân</text:p>
          </table:table-cell>
          <table:table-cell table:style-name="ce3" office:value-type="date" office:date-value="2002-05-01" calcext:value-type="date">
            <text:p>2002-5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27" calcext:value-type="float">
            <text:p>43510502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45" calcext:value-type="float">
            <text:p>4351050245</text:p>
          </table:table-cell>
          <table:table-cell table:style-name="ce2" office:value-type="string" calcext:value-type="string">
            <text:p>Nguyễn Hoàng Phúc</text:p>
          </table:table-cell>
          <table:table-cell table:style-name="ce3" office:value-type="date" office:date-value="2002-10-01" calcext:value-type="date">
            <text:p>2002-10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45" calcext:value-type="float">
            <text:p>43510502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57" calcext:value-type="float">
            <text:p>4351050257</text:p>
          </table:table-cell>
          <table:table-cell table:style-name="ce2" office:value-type="string" calcext:value-type="string">
            <text:p>Trương Hoàng Phương</text:p>
          </table:table-cell>
          <table:table-cell table:style-name="ce3" office:value-type="date" office:date-value="2002-06-25" calcext:value-type="date">
            <text:p>2002-6-2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57" calcext:value-type="float">
            <text:p>43510502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74" calcext:value-type="float">
            <text:p>4351050274</text:p>
          </table:table-cell>
          <table:table-cell table:style-name="ce2" office:value-type="string" calcext:value-type="string">
            <text:p>Đặng Sáng</text:p>
          </table:table-cell>
          <table:table-cell table:style-name="ce3" office:value-type="date" office:date-value="2002-09-20" calcext:value-type="date">
            <text:p>2002-9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74" calcext:value-type="float">
            <text:p>43510502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76" calcext:value-type="float">
            <text:p>4351050276</text:p>
          </table:table-cell>
          <table:table-cell table:style-name="ce2" office:value-type="string" calcext:value-type="string">
            <text:p>Nguyễn Thanh Sơn</text:p>
          </table:table-cell>
          <table:table-cell table:style-name="ce3" office:value-type="date" office:date-value="2002-12-08" calcext:value-type="date">
            <text:p>2002-12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76" calcext:value-type="float">
            <text:p>43510502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87" calcext:value-type="float">
            <text:p>4351050287</text:p>
          </table:table-cell>
          <table:table-cell table:style-name="ce2" office:value-type="string" calcext:value-type="string">
            <text:p>Nguyễn Xuân Thạch</text:p>
          </table:table-cell>
          <table:table-cell table:style-name="ce3" office:value-type="date" office:date-value="2002-05-10" calcext:value-type="date">
            <text:p>2002-5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87" calcext:value-type="float">
            <text:p>43510502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92" calcext:value-type="float">
            <text:p>4351050292</text:p>
          </table:table-cell>
          <table:table-cell table:style-name="ce2" office:value-type="string" calcext:value-type="string">
            <text:p>Nguyễn Ngọc Thắng</text:p>
          </table:table-cell>
          <table:table-cell table:style-name="ce3" office:value-type="date" office:date-value="2002-12-10" calcext:value-type="date">
            <text:p>2002-1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92" calcext:value-type="float">
            <text:p>43510502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93" calcext:value-type="float">
            <text:p>4351050293</text:p>
          </table:table-cell>
          <table:table-cell table:style-name="ce2" office:value-type="string" calcext:value-type="string">
            <text:p>Nguyễn Thảng</text:p>
          </table:table-cell>
          <table:table-cell table:style-name="ce3" office:value-type="date" office:date-value="2002-01-11" calcext:value-type="date">
            <text:p>2002-1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93" calcext:value-type="float">
            <text:p>43510502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04" calcext:value-type="float">
            <text:p>4351050304</text:p>
          </table:table-cell>
          <table:table-cell table:style-name="ce2" office:value-type="string" calcext:value-type="string">
            <text:p>Dương Gia Thịnh</text:p>
          </table:table-cell>
          <table:table-cell table:style-name="ce3" office:value-type="date" office:date-value="2002-05-01" calcext:value-type="date">
            <text:p>2002-5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04" calcext:value-type="float">
            <text:p>43510503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28" calcext:value-type="float">
            <text:p>4351050328</text:p>
          </table:table-cell>
          <table:table-cell table:style-name="ce2" office:value-type="string" calcext:value-type="string">
            <text:p>Huỳnh Ngọc Tiệp</text:p>
          </table:table-cell>
          <table:table-cell table:style-name="ce3" office:value-type="date" office:date-value="2002-08-17" calcext:value-type="date">
            <text:p>2002-8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28" calcext:value-type="float">
            <text:p>43510503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34" calcext:value-type="float">
            <text:p>4351050334</text:p>
          </table:table-cell>
          <table:table-cell table:style-name="ce2" office:value-type="string" calcext:value-type="string">
            <text:p>Phạm Trung Toàn</text:p>
          </table:table-cell>
          <table:table-cell table:style-name="ce3" office:value-type="date" office:date-value="2001-05-15" calcext:value-type="date">
            <text:p>2001-5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34" calcext:value-type="float">
            <text:p>43510503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43" calcext:value-type="float">
            <text:p>4351050343</text:p>
          </table:table-cell>
          <table:table-cell table:style-name="ce2" office:value-type="string" calcext:value-type="string">
            <text:p>Đỗ Minh Trí</text:p>
          </table:table-cell>
          <table:table-cell table:style-name="ce3" office:value-type="date" office:date-value="2002-10-20" calcext:value-type="date">
            <text:p>2002-10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43" calcext:value-type="float">
            <text:p>43510503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45" calcext:value-type="float">
            <text:p>4351050345</text:p>
          </table:table-cell>
          <table:table-cell table:style-name="ce2" office:value-type="string" calcext:value-type="string">
            <text:p>Bùi Ngọc Thùy Trinh</text:p>
          </table:table-cell>
          <table:table-cell table:style-name="ce3" office:value-type="date" office:date-value="2002-03-30" calcext:value-type="date">
            <text:p>2002-3-3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45" calcext:value-type="float">
            <text:p>43510503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51" calcext:value-type="float">
            <text:p>4351050351</text:p>
          </table:table-cell>
          <table:table-cell table:style-name="ce2" office:value-type="string" calcext:value-type="string">
            <text:p>Dương Minh Trọng</text:p>
          </table:table-cell>
          <table:table-cell table:style-name="ce3" office:value-type="date" office:date-value="2002-09-08" calcext:value-type="date">
            <text:p>2002-9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51" calcext:value-type="float">
            <text:p>43510503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52" calcext:value-type="float">
            <text:p>4351050352</text:p>
          </table:table-cell>
          <table:table-cell table:style-name="ce2" office:value-type="string" calcext:value-type="string">
            <text:p>Vũ Lê Trúc</text:p>
          </table:table-cell>
          <table:table-cell table:style-name="ce3" office:value-type="date" office:date-value="2002-03-22" calcext:value-type="date">
            <text:p>2002-3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52" calcext:value-type="float">
            <text:p>43510503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55" calcext:value-type="float">
            <text:p>4351050355</text:p>
          </table:table-cell>
          <table:table-cell table:style-name="ce2" office:value-type="string" calcext:value-type="string">
            <text:p>Châu Thành Trung</text:p>
          </table:table-cell>
          <table:table-cell table:style-name="ce3" office:value-type="date" office:date-value="2002-07-21" calcext:value-type="date">
            <text:p>2002-7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55" calcext:value-type="float">
            <text:p>43510503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77" calcext:value-type="float">
            <text:p>4351050377</text:p>
          </table:table-cell>
          <table:table-cell table:style-name="ce2" office:value-type="string" calcext:value-type="string">
            <text:p>Trần Đình Văn</text:p>
          </table:table-cell>
          <table:table-cell table:style-name="ce3" office:value-type="date" office:date-value="2002-07-15" calcext:value-type="date">
            <text:p>2002-7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77" calcext:value-type="float">
            <text:p>43510503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94" calcext:value-type="float">
            <text:p>4351050394</text:p>
          </table:table-cell>
          <table:table-cell table:style-name="ce2" office:value-type="string" calcext:value-type="string">
            <text:p>Huỳnh Ngọc Vương</text:p>
          </table:table-cell>
          <table:table-cell table:style-name="ce3" office:value-type="date" office:date-value="2001-09-05" calcext:value-type="date">
            <text:p>2001-9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94" calcext:value-type="float">
            <text:p>43510503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01" calcext:value-type="float">
            <text:p>4351050401</text:p>
          </table:table-cell>
          <table:table-cell table:style-name="ce2" office:value-type="string" calcext:value-type="string">
            <text:p>Trần Xuân Bách</text:p>
          </table:table-cell>
          <table:table-cell table:style-name="ce3" office:value-type="date" office:date-value="2002-10-19" calcext:value-type="date">
            <text:p>2002-10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01" calcext:value-type="float">
            <text:p>43510504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06" calcext:value-type="float">
            <text:p>4351050406</text:p>
          </table:table-cell>
          <table:table-cell table:style-name="ce2" office:value-type="string" calcext:value-type="string">
            <text:p>Nguyễn Phúc Giang</text:p>
          </table:table-cell>
          <table:table-cell table:style-name="ce3" office:value-type="date" office:date-value="2002-05-27" calcext:value-type="date">
            <text:p>2002-5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06" calcext:value-type="float">
            <text:p>43510504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15" calcext:value-type="float">
            <text:p>4351050415</text:p>
          </table:table-cell>
          <table:table-cell table:style-name="ce2" office:value-type="string" calcext:value-type="string">
            <text:p>Phạm Tiến Huy</text:p>
          </table:table-cell>
          <table:table-cell table:style-name="ce3" office:value-type="date" office:date-value="2002-02-02" calcext:value-type="date">
            <text:p>2002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15" calcext:value-type="float">
            <text:p>43510504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16" calcext:value-type="float">
            <text:p>4351050416</text:p>
          </table:table-cell>
          <table:table-cell table:style-name="ce2" office:value-type="string" calcext:value-type="string">
            <text:p>Khổng Vũ An Khải</text:p>
          </table:table-cell>
          <table:table-cell table:style-name="ce3" office:value-type="date" office:date-value="2002-07-16" calcext:value-type="date">
            <text:p>2002-7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16" calcext:value-type="float">
            <text:p>43510504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19" calcext:value-type="float">
            <text:p>4351050419</text:p>
          </table:table-cell>
          <table:table-cell table:style-name="ce2" office:value-type="string" calcext:value-type="string">
            <text:p>Huỳnh Văn Lắm</text:p>
          </table:table-cell>
          <table:table-cell table:style-name="ce3" office:value-type="date" office:date-value="2002-03-09" calcext:value-type="date">
            <text:p>2002-3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19" calcext:value-type="float">
            <text:p>43510504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22" calcext:value-type="float">
            <text:p>4351050422</text:p>
          </table:table-cell>
          <table:table-cell table:style-name="ce2" office:value-type="string" calcext:value-type="string">
            <text:p>Nguyễn Công Minh</text:p>
          </table:table-cell>
          <table:table-cell table:style-name="ce3" office:value-type="date" office:date-value="2002-01-01" calcext:value-type="date">
            <text:p>2002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22" calcext:value-type="float">
            <text:p>43510504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25" calcext:value-type="float">
            <text:p>4351050425</text:p>
          </table:table-cell>
          <table:table-cell table:style-name="ce2" office:value-type="string" calcext:value-type="string">
            <text:p>Nguyễn Trần Trọng Nhân</text:p>
          </table:table-cell>
          <table:table-cell table:style-name="ce3" office:value-type="date" office:date-value="2002-11-16" calcext:value-type="date">
            <text:p>2002-11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25" calcext:value-type="float">
            <text:p>43510504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26" calcext:value-type="float">
            <text:p>4351050426</text:p>
          </table:table-cell>
          <table:table-cell table:style-name="ce2" office:value-type="string" calcext:value-type="string">
            <text:p>Hứa Vũ Tấn Phát</text:p>
          </table:table-cell>
          <table:table-cell table:style-name="ce3" office:value-type="date" office:date-value="2002-07-27" calcext:value-type="date">
            <text:p>2002-7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26" calcext:value-type="float">
            <text:p>43510504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33" calcext:value-type="float">
            <text:p>4351050433</text:p>
          </table:table-cell>
          <table:table-cell table:style-name="ce2" office:value-type="string" calcext:value-type="string">
            <text:p>Đoàn Bá Thịnh</text:p>
          </table:table-cell>
          <table:table-cell table:style-name="ce3" office:value-type="date" office:date-value="2002-07-24" calcext:value-type="date">
            <text:p>2002-7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33" calcext:value-type="float">
            <text:p>43510504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40" calcext:value-type="float">
            <text:p>4351050440</text:p>
          </table:table-cell>
          <table:table-cell table:style-name="ce2" office:value-type="string" calcext:value-type="string">
            <text:p>Võ Ngọc Tỉnh</text:p>
          </table:table-cell>
          <table:table-cell table:style-name="ce3" office:value-type="date" office:date-value="2002-03-09" calcext:value-type="date">
            <text:p>2002-3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40" calcext:value-type="float">
            <text:p>43510504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46" calcext:value-type="float">
            <text:p>4351050446</text:p>
          </table:table-cell>
          <table:table-cell table:style-name="ce2" office:value-type="string" calcext:value-type="string">
            <text:p>Lê Vĩnh Cẩm</text:p>
          </table:table-cell>
          <table:table-cell table:style-name="ce3" office:value-type="date" office:date-value="2002-10-26" calcext:value-type="date">
            <text:p>2002-10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46" calcext:value-type="float">
            <text:p>43510504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54" calcext:value-type="float">
            <text:p>4351050954</text:p>
          </table:table-cell>
          <table:table-cell table:style-name="ce2" office:value-type="string" calcext:value-type="string">
            <text:p>Bùi Thị Mỹ Thắm</text:p>
          </table:table-cell>
          <table:table-cell table:style-name="ce3" office:value-type="date" office:date-value="2002-02-04" calcext:value-type="date">
            <text:p>2002-2-4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54" calcext:value-type="float">
            <text:p>43510509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56" calcext:value-type="float">
            <text:p>4351050956</text:p>
          </table:table-cell>
          <table:table-cell table:style-name="ce2" office:value-type="string" calcext:value-type="string">
            <text:p>Nguyễn Quốc Anh</text:p>
          </table:table-cell>
          <table:table-cell table:style-name="ce3" office:value-type="date" office:date-value="2002-03-11" calcext:value-type="date">
            <text:p>2002-3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56" calcext:value-type="float">
            <text:p>43510509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03" calcext:value-type="float">
            <text:p>4351051303</text:p>
          </table:table-cell>
          <table:table-cell table:style-name="ce2" office:value-type="string" calcext:value-type="string">
            <text:p>Đào Thanh Lợi</text:p>
          </table:table-cell>
          <table:table-cell table:style-name="ce3" office:value-type="date" office:date-value="2002-07-04" calcext:value-type="date">
            <text:p>2002-7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03" calcext:value-type="float">
            <text:p>43510513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17" calcext:value-type="float">
            <text:p>4351051317</text:p>
          </table:table-cell>
          <table:table-cell table:style-name="ce2" office:value-type="string" calcext:value-type="string">
            <text:p>Trần Thanh Qúi</text:p>
          </table:table-cell>
          <table:table-cell table:style-name="ce3" office:value-type="date" office:date-value="2002-09-17" calcext:value-type="date">
            <text:p>2002-9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17" calcext:value-type="float">
            <text:p>43510513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0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9" meta:object-count="0"/>
    <meta:generator>LibreOfficeDev/6.0.5.2$Linux_X86_64 LibreOffice_project/</meta:generator>
  </office:meta>
</office:document-meta>
</file>